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ee9d" officeooo:paragraph-rsid="000dee9d"/>
    </style:style>
    <style:style style:name="T1" style:family="text">
      <style:text-properties officeooo:rsid="000de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Mượn cục sạc của Thức rồi gửi thông tin của cục sạc qua cho Bình nghiên cứu giùm tui.</text:span></text:p>
      <text:p text:style-name="Preformatted_20_Text">- <text:span text:style-name="T1">Sửa lại database, database của mình chỉ có 1 bảng thôi và nó sẽ có 4 cột, bao gồm ID, tên, linkảnhhọc.</text:span></text:p>
      <text:p text:style-name="Preformatted_20_Text">- <text:span text:style-name="T1">Get source mới về và sửa letterget.cpp như sau:</text:span></text:p>
      <text:p text:style-name="P1">Vẫn lấy hết dữ liệu lên dưới dạng Map, Map bây giờ sẽ thay value là 1 class WordDTO(id,word,link) còn key vẫn là ID.</text:p>
      <text:p text:style-name="P1">- Và tạo 1 form mới hiển thị tất cả dữ liệu đó trong 1 List View và làm sao có thể scroll được, và làm cả khi chọn 1 dòng trong scroll đó sẽ chuyển sang 1 form mới hiển thị hình đó lên, tại form hiển thị hình có nút back về form c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0:07:09.671342591</dc:date>
    <meta:document-statistic meta:table-count="0" meta:image-count="0" meta:object-count="0" meta:page-count="1" meta:paragraph-count="5" meta:word-count="133" meta:character-count="588" meta:non-whitespace-character-count="460"/>
    <meta:generator>LibreOffice/4.2.8.2$Linux_X86_64 LibreOffice_project/420m0$Build-2</meta:generator>
  </office:meta>
</office:document-meta>
</file>